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3.96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3.96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5.87cm" table:align="margins"/>
    </style:style>
    <style:style style:name="Table5.A" style:family="table-column">
      <style:table-column-properties style:column-width="3.967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5.87cm" table:align="margins"/>
    </style:style>
    <style:style style:name="Table6.A" style:family="table-column">
      <style:table-column-properties style:column-width="3.967cm" style:rel-column-width="1638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5.87cm" table:align="margins"/>
    </style:style>
    <style:style style:name="Table7.A" style:family="table-column">
      <style:table-column-properties style:column-width="3.967cm" style:rel-column-width="16383*"/>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5.87cm" table:align="margins"/>
    </style:style>
    <style:style style:name="Table8.A" style:family="table-column">
      <style:table-column-properties style:column-width="3.967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officeooo:rsid="00014344" officeooo:paragraph-rsid="00014344"/>
    </style:style>
    <style:style style:name="P3" style:family="paragraph" style:parent-style-name="Table_20_Contents">
      <style:paragraph-properties fo:text-align="end" style:justify-single-word="false"/>
      <style:text-properties officeooo:rsid="00014344" officeooo:paragraph-rsid="00014344"/>
    </style:style>
    <style:style style:name="P4" style:family="paragraph" style:parent-style-name="Table_20_Contents">
      <style:paragraph-properties fo:text-align="center" style:justify-single-word="false"/>
      <style:text-properties officeooo:rsid="000aa875" officeooo:paragraph-rsid="000aa875"/>
    </style:style>
    <style:style style:name="P5" style:family="paragraph" style:parent-style-name="Project_20_Chapter">
      <style:text-properties officeooo:rsid="0002d485" officeooo:paragraph-rsid="0002d485"/>
    </style:style>
    <style:style style:name="P6" style:family="paragraph" style:parent-style-name="Standard">
      <style:paragraph-properties fo:line-height="150%"/>
      <style:text-properties fo:font-weight="bold" officeooo:rsid="001c01a1" officeooo:paragraph-rsid="001c01a1" style:font-weight-asian="bold" style:font-weight-complex="bold"/>
    </style:style>
    <style:style style:name="P7" style:family="paragraph" style:parent-style-name="Project_20_Heading">
      <style:text-properties officeooo:rsid="0015089e" officeooo:paragraph-rsid="0015089e"/>
    </style:style>
    <style:style style:name="P8" style:family="paragraph" style:parent-style-name="Project_20_Heading">
      <style:text-properties officeooo:rsid="00286752" officeooo:paragraph-rsid="00286752"/>
    </style:style>
    <style:style style:name="P9" style:family="paragraph" style:parent-style-name="Table_20_Contents">
      <style:paragraph-properties fo:text-align="center" style:justify-single-word="false"/>
      <style:text-properties style:font-name="Times New Roman" officeooo:rsid="0019f6e1" officeooo:paragraph-rsid="0019f6e1" style:font-size-asian="10.5pt"/>
    </style:style>
    <style:style style:name="P10" style:family="paragraph" style:parent-style-name="Table_20_Contents">
      <style:paragraph-properties fo:text-align="center" style:justify-single-word="false"/>
      <style:text-properties style:font-name="Times New Roman" officeooo:rsid="0019f6e1" officeooo:paragraph-rsid="001c01a1" style:font-size-asian="10.5pt"/>
    </style:style>
    <style:style style:name="P11" style:family="paragraph" style:parent-style-name="Table_20_Contents">
      <style:paragraph-properties fo:text-align="center" style:justify-single-word="false"/>
      <style:text-properties style:font-name="Times New Roman" officeooo:rsid="0019f6e1" officeooo:paragraph-rsid="0022c84d" style:font-size-asian="10.5pt"/>
    </style:style>
    <style:style style:name="P12" style:family="paragraph" style:parent-style-name="Table_20_Contents">
      <style:paragraph-properties fo:text-align="center" style:justify-single-word="false"/>
      <style:text-properties style:font-name="Times New Roman" officeooo:rsid="0019f6e1" officeooo:paragraph-rsid="00267b3a" style:font-size-asian="10.5pt"/>
    </style:style>
    <style:style style:name="P13" style:family="paragraph" style:parent-style-name="Table_20_Contents">
      <style:paragraph-properties fo:text-align="center" style:justify-single-word="false"/>
      <style:text-properties style:font-name="Times New Roman" officeooo:rsid="001bf577" officeooo:paragraph-rsid="001bf577" style:font-size-asian="10.5pt"/>
    </style:style>
    <style:style style:name="P14" style:family="paragraph" style:parent-style-name="Table_20_Contents">
      <style:paragraph-properties fo:text-align="center" style:justify-single-word="false"/>
      <style:text-properties style:font-name="Times New Roman" officeooo:rsid="001c01a1" officeooo:paragraph-rsid="001c01a1" style:font-size-asian="10.5pt"/>
    </style:style>
    <style:style style:name="P15" style:family="paragraph" style:parent-style-name="Table_20_Contents">
      <style:paragraph-properties fo:text-align="center" style:justify-single-word="false"/>
      <style:text-properties style:font-name="Times New Roman" officeooo:rsid="0024af0c" officeooo:paragraph-rsid="0024af0c" style:font-size-asian="10.5pt"/>
    </style:style>
    <style:style style:name="P16" style:family="paragraph" style:parent-style-name="Table_20_Contents">
      <style:paragraph-properties fo:text-align="center" style:justify-single-word="false"/>
      <style:text-properties style:font-name="Times New Roman" officeooo:rsid="0024af0c" officeooo:paragraph-rsid="00267b3a" style:font-size-asian="10.5pt"/>
    </style:style>
    <style:style style:name="P17" style:family="paragraph" style:parent-style-name="Table_20_Contents">
      <style:paragraph-properties fo:text-align="center" style:justify-single-word="false"/>
      <style:text-properties style:font-name="Times New Roman" fo:font-weight="bold" officeooo:rsid="0019f6e1" officeooo:paragraph-rsid="0019f6e1" style:font-size-asian="10.5pt" style:font-weight-asian="bold" style:font-weight-complex="bold"/>
    </style:style>
    <style:style style:name="P18" style:family="paragraph" style:parent-style-name="Table_20_Contents">
      <style:paragraph-properties fo:text-align="center" style:justify-single-word="false"/>
      <style:text-properties style:font-name="Times New Roman" fo:font-weight="bold" officeooo:rsid="0019f6e1" officeooo:paragraph-rsid="001c01a1" style:font-size-asian="10.5pt" style:font-weight-asian="bold" style:font-weight-complex="bold"/>
    </style:style>
    <style:style style:name="P19" style:family="paragraph" style:parent-style-name="Table_20_Contents">
      <style:paragraph-properties fo:text-align="center" style:justify-single-word="false"/>
      <style:text-properties style:font-name="Times New Roman" fo:font-weight="bold" officeooo:rsid="0019f6e1" officeooo:paragraph-rsid="0022c84d" style:font-size-asian="10.5pt" style:font-weight-asian="bold" style:font-weight-complex="bold"/>
    </style:style>
    <style:style style:name="P20" style:family="paragraph" style:parent-style-name="Table_20_Contents">
      <style:paragraph-properties fo:text-align="center" style:justify-single-word="false"/>
      <style:text-properties style:font-name="Times New Roman" fo:font-weight="bold" officeooo:rsid="0019f6e1" officeooo:paragraph-rsid="00267b3a" style:font-size-asian="10.5pt" style:font-weight-asian="bold" style:font-weight-complex="bold"/>
    </style:style>
    <style:style style:name="P21" style:family="paragraph" style:parent-style-name="Table_20_Contents">
      <style:paragraph-properties fo:text-align="center" style:justify-single-word="false"/>
      <style:text-properties style:font-name="Times New Roman" fo:font-weight="normal" officeooo:rsid="0019f6e1" officeooo:paragraph-rsid="0019f6e1" style:font-size-asian="10.5pt" style:font-weight-asian="normal" style:font-weight-complex="normal"/>
    </style:style>
    <style:style style:name="P22" style:family="paragraph" style:parent-style-name="Table_20_Contents">
      <style:paragraph-properties fo:text-align="center" style:justify-single-word="false"/>
      <style:text-properties style:font-name="Times New Roman" fo:font-weight="normal" officeooo:rsid="0019f6e1" officeooo:paragraph-rsid="001c01a1" style:font-size-asian="10.5pt" style:font-weight-asian="normal" style:font-weight-complex="normal"/>
    </style:style>
    <style:style style:name="P23" style:family="paragraph" style:parent-style-name="Table_20_Contents">
      <style:paragraph-properties fo:text-align="center" style:justify-single-word="false"/>
      <style:text-properties style:font-name="Times New Roman" fo:font-weight="normal" officeooo:rsid="0019f6e1" officeooo:paragraph-rsid="0022c84d" style:font-size-asian="10.5pt" style:font-weight-asian="normal" style:font-weight-complex="normal"/>
    </style:style>
    <style:style style:name="P24" style:family="paragraph" style:parent-style-name="Table_20_Contents">
      <style:paragraph-properties fo:text-align="center" style:justify-single-word="false"/>
      <style:text-properties style:font-name="Times New Roman" fo:font-weight="normal" officeooo:rsid="0019f6e1" officeooo:paragraph-rsid="00267b3a" style:font-size-asian="10.5pt" style:font-weight-asian="normal" style:font-weight-complex="normal"/>
    </style:style>
    <style:style style:name="P25" style:family="paragraph" style:parent-style-name="Project_20_Subheading">
      <style:text-properties officeooo:rsid="0015089e" officeooo:paragraph-rsid="0015089e"/>
    </style:style>
    <style:style style:name="P26" style:family="paragraph" style:parent-style-name="Project_20_Subheading">
      <style:text-properties officeooo:rsid="00286752" officeooo:paragraph-rsid="00286752"/>
    </style:style>
    <style:style style:name="P27" style:family="paragraph" style:parent-style-name="Project_20_Subheading">
      <style:text-properties officeooo:rsid="0028d063" officeooo:paragraph-rsid="0028d063"/>
    </style:style>
    <style:style style:name="P28" style:family="paragraph" style:parent-style-name="Project_20_Subheading">
      <style:text-properties officeooo:rsid="0029495e" officeooo:paragraph-rsid="0029495e"/>
    </style:style>
    <style:style style:name="P29" style:family="paragraph" style:parent-style-name="Project_20_Body">
      <style:text-properties fo:font-weight="bold" officeooo:rsid="00170b1a" officeooo:paragraph-rsid="00170b1a" style:font-weight-asian="bold" style:font-weight-complex="bold"/>
    </style:style>
    <style:style style:name="P30" style:family="paragraph" style:parent-style-name="Project_20_Body">
      <style:text-properties fo:font-weight="bold" officeooo:rsid="0019f6e1" officeooo:paragraph-rsid="0019f6e1" style:font-weight-asian="bold" style:font-weight-complex="bold"/>
    </style:style>
    <style:style style:name="P31" style:family="paragraph" style:parent-style-name="Project_20_Body">
      <style:text-properties fo:font-weight="bold" officeooo:rsid="0022c84d" officeooo:paragraph-rsid="0022c84d" style:font-weight-asian="bold" style:font-weight-complex="bold"/>
    </style:style>
    <style:style style:name="P32" style:family="paragraph" style:parent-style-name="Project_20_Body">
      <style:text-properties fo:font-weight="bold" officeooo:rsid="0022c84d" officeooo:paragraph-rsid="00267b3a" style:font-weight-asian="bold" style:font-weight-complex="bold"/>
    </style:style>
    <style:style style:name="P33" style:family="paragraph" style:parent-style-name="Project_20_Body">
      <style:text-properties fo:font-weight="bold" officeooo:rsid="002cd17b" officeooo:paragraph-rsid="002cd17b" style:font-weight-asian="bold" style:font-weight-complex="bold"/>
    </style:style>
    <style:style style:name="P34" style:family="paragraph" style:parent-style-name="Project_20_Body">
      <style:text-properties fo:font-weight="bold" officeooo:rsid="002cd17b" officeooo:paragraph-rsid="002db760" style:font-weight-asian="bold" style:font-weight-complex="bold"/>
    </style:style>
    <style:style style:name="P35" style:family="paragraph" style:parent-style-name="Project_20_Body">
      <style:text-properties fo:font-weight="normal" officeooo:rsid="00170b1a" officeooo:paragraph-rsid="001c01a1" style:font-weight-asian="normal" style:font-weight-complex="normal"/>
    </style:style>
    <style:style style:name="P36" style:family="paragraph" style:parent-style-name="Project_20_Body">
      <style:paragraph-properties fo:line-height="150%"/>
      <style:text-properties fo:font-weight="normal" officeooo:rsid="001c01a1" officeooo:paragraph-rsid="0022c84d" style:font-weight-asian="normal" style:font-weight-complex="normal"/>
    </style:style>
    <style:style style:name="P37" style:family="paragraph" style:parent-style-name="Project_20_Body">
      <style:paragraph-properties fo:line-height="150%"/>
      <style:text-properties fo:font-weight="normal" officeooo:rsid="001c01a1" officeooo:paragraph-rsid="00267b3a" style:font-weight-asian="normal" style:font-weight-complex="normal"/>
    </style:style>
    <style:style style:name="P38" style:family="paragraph" style:parent-style-name="Project_20_Body">
      <style:paragraph-properties fo:line-height="150%"/>
      <style:text-properties officeooo:rsid="001c01a1" officeooo:paragraph-rsid="001c01a1"/>
    </style:style>
    <style:style style:name="P39" style:family="paragraph" style:parent-style-name="Project_20_Fig_20__26__20_Tab">
      <style:text-properties fo:font-weight="bold" officeooo:rsid="001de783" officeooo:paragraph-rsid="001de783" style:font-weight-asian="bold" style:font-weight-complex="bold"/>
    </style:style>
    <style:style style:name="P40" style:family="paragraph" style:parent-style-name="Project_20_Fig_20__26__20_Tab">
      <style:text-properties fo:font-weight="bold" officeooo:rsid="001de783" officeooo:paragraph-rsid="001ea16a" style:font-weight-asian="bold" style:font-weight-complex="bold"/>
    </style:style>
    <style:style style:name="P41" style:family="paragraph" style:parent-style-name="Project_20_Fig_20__26__20_Tab">
      <style:text-properties fo:font-weight="bold" officeooo:rsid="001de783" officeooo:paragraph-rsid="001fb303" style:font-weight-asian="bold" style:font-weight-complex="bold"/>
    </style:style>
    <style:style style:name="P42" style:family="paragraph" style:parent-style-name="Project_20_Fig_20__26__20_Tab">
      <style:text-properties fo:font-weight="bold" officeooo:rsid="001de783" officeooo:paragraph-rsid="002540ff" style:font-weight-asian="bold" style:font-weight-complex="bold"/>
    </style:style>
    <style:style style:name="P43" style:family="paragraph" style:parent-style-name="Project_20_Fig_20__26__20_Tab">
      <style:text-properties fo:font-weight="bold" officeooo:rsid="001de783" officeooo:paragraph-rsid="0026bf5f" style:font-weight-asian="bold" style:font-weight-complex="bold"/>
    </style:style>
    <style:style style:name="T1" style:family="text">
      <style:text-properties officeooo:rsid="00100286"/>
    </style:style>
    <style:style style:name="T2" style:family="text">
      <style:text-properties officeooo:rsid="0013aec0"/>
    </style:style>
    <style:style style:name="T3" style:family="text">
      <style:text-properties officeooo:rsid="0015089e"/>
    </style:style>
    <style:style style:name="T4" style:family="text">
      <style:text-properties fo:font-weight="normal" style:font-weight-asian="normal" style:font-weight-complex="normal"/>
    </style:style>
    <style:style style:name="T5" style:family="text">
      <style:text-properties fo:font-weight="normal" officeooo:rsid="0019f6e1" style:font-weight-asian="normal" style:font-weight-complex="normal"/>
    </style:style>
    <style:style style:name="T6" style:family="text">
      <style:text-properties officeooo:rsid="0019f6e1"/>
    </style:style>
    <style:style style:name="T7" style:family="text">
      <style:text-properties officeooo:rsid="001bf577"/>
    </style:style>
    <style:style style:name="T8" style:family="text">
      <style:text-properties officeooo:rsid="001c01a1"/>
    </style:style>
    <style:style style:name="T9" style:family="text">
      <style:text-properties officeooo:rsid="001ea16a"/>
    </style:style>
    <style:style style:name="T10" style:family="text">
      <style:text-properties officeooo:rsid="001fb303"/>
    </style:style>
    <style:style style:name="T11" style:family="text">
      <style:text-properties officeooo:rsid="00210c35"/>
    </style:style>
    <style:style style:name="T12" style:family="text">
      <style:text-properties officeooo:rsid="0022c84d"/>
    </style:style>
    <style:style style:name="T13" style:family="text">
      <style:text-properties officeooo:rsid="002540ff"/>
    </style:style>
    <style:style style:name="T14" style:family="text">
      <style:text-properties officeooo:rsid="00267b3a"/>
    </style:style>
    <style:style style:name="T15" style:family="text">
      <style:text-properties officeooo:rsid="0026bf5f"/>
    </style:style>
    <style:style style:name="T16" style:family="text">
      <style:text-properties officeooo:rsid="00276a04"/>
    </style:style>
    <style:style style:name="T17" style:family="text">
      <style:text-properties officeooo:rsid="00286752"/>
    </style:style>
    <style:style style:name="T18" style:family="text">
      <style:text-properties officeooo:rsid="0029495e"/>
    </style:style>
    <style:style style:name="T19" style:family="text">
      <style:text-properties officeooo:rsid="002a68d7"/>
    </style:style>
    <style:style style:name="T20" style:family="text">
      <style:text-properties officeooo:rsid="002b5ba5"/>
    </style:style>
    <style:style style:name="T21" style:family="text">
      <style:text-properties officeooo:rsid="002e91bf"/>
    </style:style>
    <style:style style:name="T22" style:family="text">
      <style:text-properties officeooo:rsid="0030ecd0"/>
    </style:style>
    <style:style style:name="T23" style:family="text">
      <style:text-properties officeooo:rsid="003203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pter <text:span text:style-name="T1">6</text:span></text:p>
      <text:p text:style-name="Project_20_Title">TESTING</text:p>
      <text:p text:style-name="Project_20_Body"><text:tab/>Testing is the process of evaluating a system or its component(s) with the intent to find <text:s/>whether it satisfies the specified requirements or not. <text:span text:style-name="T1">Testing is done </text:span>in order to identify any gaps, errors or missing requirements. <text:span text:style-name="T2">Testing is done at various levels and by various methods. </text:span></text:p>
      <text:p text:style-name="P8">6.1 Testing Methods</text:p>
      <text:p text:style-name="Project_20_Body"><text:tab/><text:span text:style-name="T17">There are many approaches available in software testing. A few of them are discussed in this section. </text:span></text:p>
      <text:p text:style-name="P26">6.1.1 Static Testing</text:p>
      <text:p text:style-name="Project_20_Body"><text:tab/><text:span text:style-name="T17">Static testing is a form of software testing where the software/program is not used. It involves reviewing of the code to find errors. It is not detailed but checks for the sanity of the code or algorithm. It includes reviews, walkthroughs and inspections.</text:span></text:p>
      <text:p text:style-name="P27">6.1.2 Dynamic Testing</text:p>
      <text:p text:style-name="Project_20_Body"><text:tab/><text:span text:style-name="T18">Dynamic testing is a form of software testing where the execution of programmed code is done with a given set of test cases. In dynamic testing, the program must be compiled and run. Unit tests, integration tests, system tests and acceptance test utilize dynamic testing.</text:span></text:p>
      <text:p text:style-name="P28">6.1.3 White Box Testing</text:p>
      <text:p text:style-name="Project_20_Body"><text:tab/><text:span text:style-name="T18">White box testing is a method of testing the internal structures of an application. In white box testing, an internal perspective of the system as well as programming skills are used to design test cases. It can be applied to unit, integration and system levels of the software testing process. It is usually done at the unit level. </text:span></text:p>
      <text:p text:style-name="P28">6.1.4 Black Box Testing</text:p>
      <text:p text:style-name="Project_20_Body"><text:tab/><text:span text:style-name="T18">Black box testing is a method of testing that examines the functionality of an application without peering into its internal structures. It can be applied to every level of testing like unit, integration and system although it is mostly used for higher level testing.</text:span></text:p>
      <text:p text:style-name="P7"/>
      <text:p text:style-name="P7"><text:soft-page-break/>6.<text:span text:style-name="T19">2</text:span> Testing <text:span text:style-name="T20">Levels</text:span></text:p>
      <text:p text:style-name="Project_20_Body"><text:tab/><text:span text:style-name="T3">A software testing strategy provides a road map for the software developer. Testing begins at the module level and works outward towards the integration of the entire computer based system. Different testing techniques are used. The commonly used testing strategies are Unit Testing, Integration Testing and System Testing.</text:span></text:p>
      <text:p text:style-name="P25">6.<text:span text:style-name="T21">2</text:span>.1 Unit Testing</text:p>
      <text:p text:style-name="Project_20_Body"><text:tab/><text:span text:style-name="T3">It is a testing method where individual units of code, set of one or more modules together with associated control data are tested to determine if they are fit to use. Test cases are defined to perform unit testing. The following are a few test cases considered-</text:span></text:p>
      <text:p text:style-name="P29">Test Case 1:<text:span text:style-name="T4"> </text:span><text:span text:style-name="T6">When window size (N) is lesser than the given threshold</text:span></text:p>
      <text:p text:style-name="P35"><text:tab/><text:span text:style-name="T6">This test case is checked by varying the value of N from its threshold value to a value significantly low. The following table summarizes the result of the test case.</text:span></text:p>
      <table:table table:name="Table1" table:style-name="Table1">
        <table:table-column table:style-name="Table1.A" table:number-columns-repeated="4"/>
        <table:table-row>
          <table:table-cell table:style-name="Table1.A1" office:value-type="string">
            <text:p text:style-name="P17">Threshold Value</text:p>
            <text:p text:style-name="P21">(value of N)</text:p>
          </table:table-cell>
          <table:table-cell table:style-name="Table1.A1" office:value-type="string">
            <text:p text:style-name="P17">Input</text:p>
            <text:p text:style-name="P21">(value of N)</text:p>
          </table:table-cell>
          <table:table-cell table:style-name="Table1.A1" office:value-type="string">
            <text:p text:style-name="P17">Expected Output</text:p>
            <text:p text:style-name="P21">(in terms of accuracy)</text:p>
          </table:table-cell>
          <table:table-cell table:style-name="Table1.D1" office:value-type="string">
            <text:p text:style-name="P17">Observed Output</text:p>
            <text:p text:style-name="P21">(in terms of accuracy)</text:p>
          </table:table-cell>
        </table:table-row>
        <table:table-row>
          <table:table-cell table:style-name="Table1.A2" office:value-type="string">
            <text:p text:style-name="P9">100</text:p>
          </table:table-cell>
          <table:table-cell table:style-name="Table1.A2" office:value-type="string">
            <text:p text:style-name="P9">40</text:p>
          </table:table-cell>
          <table:table-cell table:style-name="Table1.A2" office:value-type="string">
            <text:p text:style-name="P9">&lt;100%</text:p>
          </table:table-cell>
          <table:table-cell table:style-name="Table1.D2" office:value-type="string">
            <text:p text:style-name="P9">6<text:span text:style-name="T7">2</text:span>.5%</text:p>
          </table:table-cell>
        </table:table-row>
      </table:table>
      <text:p text:style-name="P39">Table 6.1 Test Case 1</text:p>
      <text:p text:style-name="P33">Result: The observed output matches with the expected output.</text:p>
      <text:p text:style-name="P30">Test Case 2: When window size (N) is greater than <text:span text:style-name="T8">the</text:span> given threshold</text:p>
      <text:p text:style-name="P30"><text:tab/><text:span text:style-name="T4">This test case is checked by varying the value of N from its threshold value to a value significantly high. The following table summarizes the result of the test case.</text:span></text:p>
      <table:table table:name="Table4" table:style-name="Table4">
        <table:table-column table:style-name="Table4.A" table:number-columns-repeated="4"/>
        <table:table-row>
          <table:table-cell table:style-name="Table4.A1" office:value-type="string">
            <text:p text:style-name="P17">Threshold Value</text:p>
            <text:p text:style-name="P21">(value of N)</text:p>
          </table:table-cell>
          <table:table-cell table:style-name="Table4.A1" office:value-type="string">
            <text:p text:style-name="P17">Input</text:p>
            <text:p text:style-name="P21">(value of N)</text:p>
          </table:table-cell>
          <table:table-cell table:style-name="Table4.A1" office:value-type="string">
            <text:p text:style-name="P17">Expected Output</text:p>
            <text:p text:style-name="P21">(in terms of accuracy)</text:p>
          </table:table-cell>
          <table:table-cell table:style-name="Table4.D1" office:value-type="string">
            <text:p text:style-name="P17">Observed Output</text:p>
            <text:p text:style-name="P21">(in terms of accuracy)</text:p>
          </table:table-cell>
        </table:table-row>
        <table:table-row>
          <table:table-cell table:style-name="Table4.A2" office:value-type="string">
            <text:p text:style-name="P9">100</text:p>
          </table:table-cell>
          <table:table-cell table:style-name="Table4.A2" office:value-type="string">
            <text:p text:style-name="P13">225</text:p>
          </table:table-cell>
          <table:table-cell table:style-name="Table4.A2" office:value-type="string">
            <text:p text:style-name="P9">100%</text:p>
          </table:table-cell>
          <table:table-cell table:style-name="Table4.D2" office:value-type="string">
            <text:p text:style-name="P13">100%</text:p>
          </table:table-cell>
        </table:table-row>
      </table:table>
      <text:p text:style-name="P39">Table 6.2 Test Case 2</text:p>
      <text:p text:style-name="P34">Result: The observed output matches with the expected output.</text:p>
      <text:p text:style-name="P6">Test Case 3: When number of bands (K) is <text:span text:style-name="T6">lesser than the given threshold</text:span></text:p>
      <text:p text:style-name="P38"><text:tab/>This test case is checked by varying the value of K from <text:span text:style-name="T5">its threshold value</text:span> to a value significantly low. The following table summarizes the result of the test case.</text:p>
      <text:p text:style-name="P38"/>
      <table:table table:name="Table5" table:style-name="Table5">
        <table:table-column table:style-name="Table5.A" table:number-columns-repeated="4"/>
        <text:soft-page-break/>
        <table:table-row>
          <table:table-cell table:style-name="Table5.A1" office:value-type="string">
            <text:p text:style-name="P18">Threshold Value</text:p>
            <text:p text:style-name="P22">(value of <text:span text:style-name="T8">K</text:span>)</text:p>
          </table:table-cell>
          <table:table-cell table:style-name="Table5.A1" office:value-type="string">
            <text:p text:style-name="P18">Input</text:p>
            <text:p text:style-name="P22">(value of <text:span text:style-name="T8">K</text:span>)</text:p>
          </table:table-cell>
          <table:table-cell table:style-name="Table5.A1" office:value-type="string">
            <text:p text:style-name="P18">Expected Output</text:p>
            <text:p text:style-name="P22">(in terms of accuracy)</text:p>
          </table:table-cell>
          <table:table-cell table:style-name="Table5.D1" office:value-type="string">
            <text:p text:style-name="P18">Observed Output</text:p>
            <text:p text:style-name="P22">(in terms of accuracy)</text:p>
          </table:table-cell>
        </table:table-row>
        <table:table-row>
          <table:table-cell table:style-name="Table5.A2" office:value-type="string">
            <text:p text:style-name="P14">40</text:p>
          </table:table-cell>
          <table:table-cell table:style-name="Table5.A2" office:value-type="string">
            <text:p text:style-name="P14">5</text:p>
          </table:table-cell>
          <table:table-cell table:style-name="Table5.A2" office:value-type="string">
            <text:p text:style-name="P10">&lt;100%</text:p>
          </table:table-cell>
          <table:table-cell table:style-name="Table5.D2" office:value-type="string">
            <text:p text:style-name="P10"><text:span text:style-name="T8">53</text:span>.<text:span text:style-name="T8">29</text:span>%</text:p>
          </table:table-cell>
        </table:table-row>
      </table:table>
      <text:p text:style-name="P40">Table 6.<text:span text:style-name="T9">3</text:span> Test Case <text:span text:style-name="T9">3</text:span></text:p>
      <text:p text:style-name="P34">Result: The observed output matches with the expected output.</text:p>
      <text:p text:style-name="P6">Test Case 4: When number of bands (K) is <text:span text:style-name="T6">lesser than the given threshold</text:span></text:p>
      <text:p text:style-name="P38"><text:tab/>This test case is checked by varying the value of K from <text:span text:style-name="T5">its threshold value</text:span> to a value significantly high. The following table summarizes the result of the test case.</text:p>
      <table:table table:name="Table6" table:style-name="Table6">
        <table:table-column table:style-name="Table6.A" table:number-columns-repeated="4"/>
        <table:table-row>
          <table:table-cell table:style-name="Table6.A1" office:value-type="string">
            <text:p text:style-name="P18">Threshold Value</text:p>
            <text:p text:style-name="P22">(value of <text:span text:style-name="T8">K</text:span>)</text:p>
          </table:table-cell>
          <table:table-cell table:style-name="Table6.A1" office:value-type="string">
            <text:p text:style-name="P18">Input</text:p>
            <text:p text:style-name="P22">(value of <text:span text:style-name="T8">K</text:span>)</text:p>
          </table:table-cell>
          <table:table-cell table:style-name="Table6.A1" office:value-type="string">
            <text:p text:style-name="P18">Expected Output</text:p>
            <text:p text:style-name="P22">(in terms of accuracy)</text:p>
          </table:table-cell>
          <table:table-cell table:style-name="Table6.D1" office:value-type="string">
            <text:p text:style-name="P18">Observed Output</text:p>
            <text:p text:style-name="P22">(in terms of accuracy)</text:p>
          </table:table-cell>
        </table:table-row>
        <table:table-row>
          <table:table-cell table:style-name="Table6.A2" office:value-type="string">
            <text:p text:style-name="P14">40</text:p>
          </table:table-cell>
          <table:table-cell table:style-name="Table6.A2" office:value-type="string">
            <text:p text:style-name="P14">80</text:p>
          </table:table-cell>
          <table:table-cell table:style-name="Table6.A2" office:value-type="string">
            <text:p text:style-name="P10">100%</text:p>
          </table:table-cell>
          <table:table-cell table:style-name="Table6.D2" office:value-type="string">
            <text:p text:style-name="P14">100%</text:p>
          </table:table-cell>
        </table:table-row>
      </table:table>
      <text:p text:style-name="P41">Table 6.<text:span text:style-name="T10">4</text:span> Test Case <text:span text:style-name="T10">4</text:span></text:p>
      <text:p text:style-name="P34">Result: The observed output matches with the expected output.</text:p>
      <text:p text:style-name="P31">Test Case 5: When error proportion rate (t) is lesser than the given threshold</text:p>
      <text:p text:style-name="P36"><text:tab/>This test case is checked by varying the value of <text:span text:style-name="T12">t</text:span> from <text:span text:style-name="T6">its threshold value</text:span> to a value significantly <text:span text:style-name="T12">low</text:span>. The following table summarizes the result of the test case.</text:p>
      <table:table table:name="Table7" table:style-name="Table7">
        <table:table-column table:style-name="Table7.A" table:number-columns-repeated="4"/>
        <table:table-row>
          <table:table-cell table:style-name="Table7.A1" office:value-type="string">
            <text:p text:style-name="P19">Threshold Value</text:p>
            <text:p text:style-name="P23">(value of <text:span text:style-name="T12">t</text:span>)</text:p>
          </table:table-cell>
          <table:table-cell table:style-name="Table7.A1" office:value-type="string">
            <text:p text:style-name="P19">Input</text:p>
            <text:p text:style-name="P23">(value of <text:span text:style-name="T12">t</text:span>)</text:p>
          </table:table-cell>
          <table:table-cell table:style-name="Table7.A1" office:value-type="string">
            <text:p text:style-name="P19">Expected Output</text:p>
            <text:p text:style-name="P23">(in terms of <text:span text:style-name="T12">False Alarm Rate</text:span>)</text:p>
          </table:table-cell>
          <table:table-cell table:style-name="Table7.D1" office:value-type="string">
            <text:p text:style-name="P19">Observed Output</text:p>
            <text:p text:style-name="P23">(in terms of <text:span text:style-name="T12">False Alarm Rate</text:span>)</text:p>
          </table:table-cell>
        </table:table-row>
        <table:table-row>
          <table:table-cell table:style-name="Table7.A2" office:value-type="string">
            <text:p text:style-name="P15">0.1</text:p>
          </table:table-cell>
          <table:table-cell table:style-name="Table7.A2" office:value-type="string">
            <text:p text:style-name="P15">0.088</text:p>
          </table:table-cell>
          <table:table-cell table:style-name="Table7.A2" office:value-type="string">
            <text:p text:style-name="P11">0%</text:p>
          </table:table-cell>
          <table:table-cell table:style-name="Table7.D2" office:value-type="string">
            <text:p text:style-name="P15">1.61%</text:p>
          </table:table-cell>
        </table:table-row>
      </table:table>
      <text:p text:style-name="P42">Table 6.<text:span text:style-name="T13">5</text:span> Test Case <text:span text:style-name="T13">5</text:span></text:p>
      <text:p text:style-name="P34">Result: The observed output matches <text:span text:style-name="T22">closely </text:span>with the expected output.</text:p>
      <text:p text:style-name="P32">Test Case <text:span text:style-name="T14">6</text:span>: When error proportion rate (t) is <text:span text:style-name="T14">greater</text:span> than the given threshold</text:p>
      <text:p text:style-name="P37"><text:tab/>This test case is checked by varying the value of <text:span text:style-name="T12">t</text:span> from <text:span text:style-name="T6">its threshold value</text:span> to a value significantly <text:span text:style-name="T14">high</text:span>. The following table summarizes the result of the test case.</text:p>
      <table:table table:name="Table8" table:style-name="Table8">
        <table:table-column table:style-name="Table8.A" table:number-columns-repeated="4"/>
        <table:table-row>
          <table:table-cell table:style-name="Table8.A1" office:value-type="string">
            <text:p text:style-name="P20">Threshold Value</text:p>
            <text:p text:style-name="P24">(value of <text:span text:style-name="T12">t</text:span>)</text:p>
          </table:table-cell>
          <table:table-cell table:style-name="Table8.A1" office:value-type="string">
            <text:p text:style-name="P20">Input</text:p>
            <text:p text:style-name="P24">(value of <text:span text:style-name="T12">t</text:span>)</text:p>
          </table:table-cell>
          <table:table-cell table:style-name="Table8.A1" office:value-type="string">
            <text:p text:style-name="P20">Expected Output</text:p>
            <text:p text:style-name="P24">(in terms of <text:span text:style-name="T12">False Alarm Rate</text:span>)</text:p>
          </table:table-cell>
          <table:table-cell table:style-name="Table8.D1" office:value-type="string">
            <text:p text:style-name="P20">Observed Output</text:p>
            <text:p text:style-name="P24">(in terms of <text:span text:style-name="T12">False Alarm Rate</text:span>)</text:p>
          </table:table-cell>
        </table:table-row>
        <table:table-row>
          <table:table-cell table:style-name="Table8.A2" office:value-type="string">
            <text:p text:style-name="P16">0.1</text:p>
          </table:table-cell>
          <table:table-cell table:style-name="Table8.A2" office:value-type="string">
            <text:p text:style-name="P16">0.<text:span text:style-name="T14">13</text:span></text:p>
          </table:table-cell>
          <table:table-cell table:style-name="Table8.A2" office:value-type="string">
            <text:p text:style-name="P12">0%</text:p>
          </table:table-cell>
          <table:table-cell table:style-name="Table8.D2" office:value-type="string">
            <text:p text:style-name="P16"><text:span text:style-name="T16">0</text:span>.<text:span text:style-name="T16">92</text:span>%</text:p>
          </table:table-cell>
        </table:table-row>
      </table:table>
      <text:p text:style-name="P43">Table 6.<text:span text:style-name="T15">6</text:span> Test Case <text:span text:style-name="T15">6</text:span></text:p>
      <text:p text:style-name="P34">Result: The observed output matches <text:span text:style-name="T23">closely </text:span>with the expected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officeooo:rsid="00014344" officeooo:paragraph-rsid="00014344"/>
    </style:style>
    <style:style style:name="MP3" style:family="paragraph" style:parent-style-name="Table_20_Contents">
      <style:paragraph-properties fo:text-align="center" style:justify-single-word="false"/>
      <style:text-properties officeooo:rsid="000aa875" officeooo:paragraph-rsid="000aa875"/>
    </style:style>
    <style:style style:name="MP4"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210c35"/>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Testing</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3</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2">Department of CS &amp; E, BMSIT</text:p>
            </table:table-cell>
            <table:table-cell table:style-name="Table3.A1" office:value-type="string">
              <text:p text:style-name="MP3"><text:page-number text:select-page="current">1</text:page-number></text:p>
            </table:table-cell>
            <table:table-cell table:style-name="Table3.A1" office:value-type="string">
              <text:p text:style-name="MP4">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1:20:14.216568704</dc:date>
    <meta:editing-duration>P1DT19H59M36S</meta:editing-duration>
    <meta:editing-cycles>26</meta:editing-cycles>
    <meta:generator>LibreOffice/4.1.5.3$Linux_X86_64 LibreOffice_project/410m0$Build-3</meta:generator>
    <meta:document-statistic meta:table-count="8" meta:image-count="0" meta:object-count="0" meta:page-count="3" meta:paragraph-count="121" meta:word-count="914" meta:character-count="5256" meta:non-whitespace-character-count="4444"/>
  </office:meta>
</office:document-meta>
</file>